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tandard/Module2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4T19:04:31.62</meta:creation-date>
    <dc:date>2012-05-29T11:24:37.35</dc:date>
    <meta:editing-duration>PT3H26M26S</meta:editing-duration>
    <meta:editing-cycles>158</meta:editing-cycles>
    <meta:generator>LibreOffice/3.5$Windows_x86 LibreOffice_project/235ab8a-3802056-4a8fed3-2d66ea8-e241b80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UpdateToc(cFile)
    cURL = ConvertToURL( cFile )
     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) )
            
    dim document   as object
    dim dispatcher as object
    document = oDoc.CurrentController.Frame
    
    dispatcher = createUnoService("com.sun.star.frame.DispatchHelper")
    
   otables = oDoc.getTextTables()

   for i = 0 To otables.getCount() - 1
    oTable = oTables.getByIndex(i)
    
    if(Left(oTable.Name, 12) = "shorte_table") Then
    	oDoc.getCurrentController().select(oTable)
    	oTable.LeftMargin = 1200
    	oTable.RightMargin = 1200
    	oFrame = oDoc.CurrentController.Frame
    	oDispHelper = createUnoService("com.sun.star.frame.DispatchHelper")
    	oDispHelper.executeDispatch(oFrame, ".uno:SelectTable", "", 0, Array())
    	oDispHelper.executeDispatch(oFrame, ".uno:SetOptimalColumnWidth", "", 0, Array())
    EndIf
   Next
   
   oDoc.refresh()
   
            
	oIndexes = oDoc.getDocumentIndexes() 

    for i = 0 to oIndexes.getCount() - 1 
       oIndex = oIndexes.getByIndex(i)
       oIndex.update 
       'msgBox ("Index updated: " + oIndexes.getByIndex (i).getServiceName ()) 
    next i 
	
	' Step through all the pages to make sure that to TOC
	' gets updated with the correct page numbers
	oIndex.update 
    Dim oVisibleCursor As Object
          Set oVisibleCursor = oDoc.currentcontroller.ViewCursor
          oVisibleCursor.gotoStart False
    
          Dim bNextPageFound As Boolean
          bNextPageFound = True
          Do
              bNextPageFound = oVisibleCursor.JumpToNextPage
          Loop While bNextPageFound
          oVisibleCursor.gotoStart False
    oIndex.update 
    
    
	cFile = Left( cFile, Len( cFile ) - 4 ) + ".odt.copy"
    cURL = ConvertToURL( cFile )
    ' MsgBox("Hello" &amp; cURL)

   dim args(2)
   args = Array(_
            MakePropertyValue( "blah", "blah" ))
            
	' Save the document using a filter.   
    oDoc.storeToURL( cURL, args )
   
	oDoc.close( True )
	
    thisComponent.close(true)
    'Stardesktop.terminate()

End Sub


Sub ConvertToPDF(cFile)
  

   cURL = ConvertToURL( cFile )
  
   'MsgBox("FILE " &amp; cFile &amp; " URL" &amp; cURL)
     
   On Error goto ErrorHandler

   ' Open the document.
   ' Just blindly assume that the document is of a type that OOo will
   '  correctly recognize and open -- without specifying an import filter.
   oDoc = StarDesktop.loadComponentFromURL( cURL, "_blank", 0, Array(_
            MakePropertyValue( "Hidden", True ),_
            MakePropertyValue( "UpdateDocMode", 1),_
            ) )
            
   'MsgBox("Finished opening file")
            
   'dim document   as object
   'dim dispatcher as object
   'document = oDoc.CurrentController.Frame
   
   'dispatcher = createUnoService("com.sun.star.frame.DispatchHelper")

   UpdateTables = 1
   MsgBox("Updating Tables")
   
   If UpdateTables = 1 Then   
     otables = oDoc.getTextTables()

     for i = 0 To otables.getCount() - 1
      oTable = oTables.getByIndex(i)
    
      if(Left(oTable.Name, 12) = "shorte_table") Then
    	oDoc.getCurrentController().select(oTable)
    	oTable.LeftMargin = 1200
    	oTable.RightMargin = 1200
    	'oTable.Width = (12000 - 2400)
    	oFrame = oDoc.CurrentController.Frame
    	oDispHelper = createUnoService("com.sun.star.frame.DispatchHelper")
    	oDispHelper.executeDispatch(oFrame, ".uno:SelectTable", "", 0, Array())
      	oDispHelper.executeDispatch(oFrame, ".uno:SetOptimalColumnWidth", "", 0, Array())
      EndIf
     Next
   
   Endif
   
   MsgBox("Updated all tables")
   
   oDoc.refresh()

   MsgBox("Updating Indexes")
   
   oIndexes = oDoc.getDocumentIndexes() 

	for i = 0 to oIndexes.getCount() - 1 
       oIndex = oIndexes.getByIndex(i)
       oIndex.update 
       'msgBox ("Index updated: " + oIndexes.getByIndex (i).getServiceName ()) 
    next i 
    
    MsgBox("Updated indexes")
    
    MsgBox("Updating TOC")
   
    for i = 0 to 2
    	' Step through all the pages to make sure the TOC
    	' gets updated with the correct page numbers
    	oIndex.update 
    	Dim oVisibleCursor As Object
          Set oVisibleCursor = oDoc.currentcontroller.ViewCursor
          oVisibleCursor.gotoStart False
    
          Dim bNextPageFound As Boolean
          bNextPageFound = True
          Do
              bNextPageFound = oVisibleCursor.JumpToNextPage
          Loop While bNextPageFound
          oVisibleCursor.gotoStart False
    	oIndex.update 
	next i
	
	    
    MsgBox("Stepped through all pages, now generating PDF")
    
   'MsgBox(cFile)    

   cFile = Left( cFile, Len( cFile ) - 4 ) + ".pdf"
   cURL = ConvertToURL( cFile )
   ' MsgBox("Hello" &amp; cURL)
          
   MsgBox("Storing generated File")
   oDoc.storeToURL( cURL, Array(_
       MakePropertyValue("FilterName", "writer_pdf_Export"),)

   MsgBox("Finished Outputting PDF")
   goto Finished
   
   ErrorHandler:
       'DEBUG BRAD: Need to update this to write the error to a log file
       MsgBox("Line: " &amp; Erl &amp; " Error=" &amp; Error$)
       resume Finished
   
   Finished:
       MsgBox("Closing")
       If oDoc = NULL Then
       Else
           oDoc.close( True )
       EndIf
       
       thisComponent.close(true)
       
End Sub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